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cm" svg:y="1.481cm">
            <draw:object draw:notify-on-update-of-ranges="Sheet1.A1:Sheet1.A1 Sheet1.B1:Sheet1.E1 Sheet1.A2:Sheet1.A2 Sheet1.B2:Sheet1.E2 Sheet1.A3:Sheet1.A3 Sheet1.B3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05.187" calcext:value-type="float">
            <text:p>105.187</text:p>
          </table:table-cell>
          <table:table-cell office:value-type="float" office:value="104.619" calcext:value-type="float">
            <text:p>104.619</text:p>
          </table:table-cell>
          <table:table-cell office:value-type="float" office:value="104.236" calcext:value-type="float">
            <text:p>104.236</text:p>
          </table:table-cell>
          <table:table-cell office:value-type="float" office:value="104.196" calcext:value-type="float">
            <text:p>104.196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4T00:27:37.500746363</meta:creation-date>
    <dc:date>2020-11-24T01:01:51.470734484</dc:date>
    <meta:editing-duration>PT3M43S</meta:editing-duration>
    <meta:editing-cycles>1</meta:editing-cycles>
    <meta:document-statistic meta:table-count="1" meta:cell-count="10"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72cm" svg:y="3.952cm" style:legend-expansion="high" chart:style-name="ch2"/>
        <chart:plot-area chart:style-name="ch3" table:cell-range-address="Sheet1.A1:Sheet1.E3" chart:data-source-has-labels="both" svg:x="1.331cm" svg:y="0.18cm" svg:width="12.721cm" svg:height="8.64cm">
          <chart:coordinate-region svg:x="2.138cm" svg:y="0.379cm" svg:width="11.914cm" svg:height="7.794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5">
            <chart:title svg:x="0.451cm" svg:y="5.219cm" chart:style-name="ch6">
              <text:p>time (ms)</text:p>
            </chart:title>
            <chart:grid chart:style-name="ch7" chart:class="major"/>
          </chart:axis>
          <chart:series chart:style-name="ch8" chart:values-cell-range-address="Sheet1.B2:Sheet1.E2" chart:label-cell-address="Sheet1.A2:Sheet1.A2" chart:class="chart:bar">
            <chart:data-point chart:repeated="4"/>
          </chart:series>
          <chart:series chart:style-name="ch9" chart:values-cell-range-address="Sheet1.B3:Sheet1.E3" chart:label-cell-address="Sheet1.A3:Sheet1.A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B1:Sheet1.E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offset</text:p>
                <draw:g>
                  <svg:desc>Sheet1.A2:Sheet1.A2</svg:desc>
                </draw:g>
              </table:table-cell>
              <table:table-cell office:value-type="float" office:value="105.187">
                <text:p>105.187</text:p>
                <draw:g>
                  <svg:desc>Sheet1.B2:Sheet1.E2</svg:desc>
                </draw:g>
              </table:table-cell>
              <table:table-cell office:value-type="float" office:value="104.619">
                <text:p>104.619</text:p>
              </table:table-cell>
              <table:table-cell office:value-type="float" office:value="104.236">
                <text:p>104.236</text:p>
              </table:table-cell>
              <table:table-cell office:value-type="float" office:value="104.196">
                <text:p>104.196</text:p>
              </table:table-cell>
            </table:table-row>
            <table:table-row>
              <table:table-cell office:value-type="string">
                <text:p>stride</text:p>
                <draw:g>
                  <svg:desc>Sheet1.A3:Sheet1.A3</svg:desc>
                </draw:g>
              </table:table-cell>
              <table:table-cell office:value-type="float" office:value="NaN">
                <text:p>NaN</text:p>
                <draw:g>
                  <svg:desc>Sheet1.B3:Sheet1.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